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cm" svg:stroke-color="#666666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cm" svg:stroke-color="#00cc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2cm" svg:stroke-color="#00cc00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color="#333333" draw:fill="solid" draw:fill-color="#0084d1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1cm" svg:stroke-color="#0084d1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Fine_20_Dashed" svg:stroke-width="0.1cm" svg:stroke-color="#ff3333" draw:marker-start-width="0.5cm" draw:marker-end="Arrow" draw:marker-end-width="0.55cm" draw:fill="none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6.8cm" svg:height="3.8cm" svg:x="10.4cm" svg:y="0.8cm">
          <text:p text:style-name="P1"><text:span text:style-name="T1">1. Sample the search</text:span></text:p>
          <text:p text:style-name="P1"><text:s/><text:span text:style-name="T1">s</text:span><text:span text:style-name="T1">pace :</text:span></text:p>
          <text:p text:style-name="P1"><text:s/>Taking into account the </text:p>
          <text:p text:style-name="P1">user's need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4cm" svg:height="3.6cm" svg:x="9.6cm" svg:y="5.3cm">
          <text:p text:style-name="P1"><text:span text:style-name="T1">2. Linear regression :</text:span></text:p>
          <text:list text:style-name="L2">
            <text:list-item>
              <text:p text:style-name="P2">Find relevant parameters</text:p>
            </text:list-item>
            <text:list-item>
              <text:p text:style-name="P2">Refine the model by </text:p>
              <text:p text:style-name="P2"><text:span text:style-name="T2">checking hypothesi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cm" svg:height="3.3cm" svg:x="9.9cm" svg:y="9.4cm">
          <text:p text:style-name="P1"><text:span text:style-name="T1">3. Instantiation </text:span><text:span text:style-name="T2">:</text:span></text:p>
          <text:p text:style-name="P1">Predict best values of </text:p>
          <text:p text:style-name="P1">significant parmater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6cm" svg:height="2.8cm" svg:x="10cm" svg:y="13.5cm">
          <text:p text:style-name="P1"><text:span text:style-name="T1">4. Pruning the search :</text:span></text:p>
          <text:p text:style-name="P1">Fixing these parameters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7.8cm" svg:height="3.4cm" svg:x="9.957cm" svg:y="17.232cm">
          <text:p text:style-name="P1"><text:span text:style-name="T2">5. Re-inject unused </text:span></text:p>
          <text:p text:style-name="P1"><text:span text:style-name="T2">parameters 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2.376cm" svg:x1="17.757cm" svg:y1="18.932cm" svg:x2="17.2cm" svg:y2="2.7cm" draw:start-shape="id1" draw:start-glue-point="1" draw:end-shape="id2" svg:d="M17757 18932c4315 0 4594-16232-557-16232" svg:viewBox="0 0 3830 16233">
          <text:p/>
        </draw:connector>
        <draw:custom-shape draw:style-name="gr3" draw:text-style-name="P3" xml:id="id4" draw:id="id4" draw:layer="layout" svg:width="5.6cm" svg:height="3.6cm" svg:x="21.8cm" svg:y="7.6cm">
          <text:p text:style-name="P1"><text:span text:style-name="T2">6. Best estimated</text:span></text:p>
          <text:p text:style-name="P1"><text:span text:style-name="T2">solution or reg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6cm" svg:y1="14.9cm" svg:x2="21.8cm" svg:y2="9.4cm" draw:start-shape="id3" draw:start-glue-point="1" draw:end-shape="id4" draw:end-glue-point="3" svg:d="M17600 14900h2076v-5500h2124" svg:viewBox="0 0 4201 5501">
          <text:p/>
        </draw:connector>
        <draw:custom-shape draw:style-name="gr5" draw:text-style-name="P1" draw:layer="layout" svg:width="4.6cm" svg:height="1.2cm" svg:x="5cm" svg:y="6.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4.799cm" svg:height="1.2cm" svg:x="4.598cm" svg:y="7.206cm">
          <text:p/>
          <draw:enhanced-geometry draw:mirror-vertical="fals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layer="layout" svg:width="4cm" svg:height="0.962cm" svg:x="5.5cm" svg:y="8.338cm">
          <draw:text-box>
            <text:p>Feedback</text:p>
          </draw:text-box>
        </draw:frame>
        <draw:frame draw:style-name="gr6" draw:layer="layout" svg:width="3.6cm" svg:height="1.673cm" svg:x="5.1cm" svg:y="4.5cm">
          <draw:text-box>
            <text:p text:style-name="P1">Propose</text:p>
            <text:p text:style-name="P1"><text:s/>models</text:p>
          </draw:text-box>
        </draw:frame>
        <draw:connector draw:style-name="gr7" draw:text-style-name="P1" draw:layer="layout" svg:x1="2.826cm" svg:y1="6.1cm" svg:x2="10.4cm" svg:y2="2.7cm" draw:start-shape="id5" draw:start-glue-point="4" draw:end-shape="id2" draw:end-glue-point="3" svg:d="M2826 6100v-3400h7574" svg:viewBox="0 0 7575 3401">
          <text:p/>
        </draw:connector>
        <draw:custom-shape draw:style-name="gr8" draw:text-style-name="P3" xml:id="id5" draw:id="id5" draw:layer="layout" svg:width="4.201cm" svg:height="2.6cm" svg:x="0.4cm" svg:y="6.1cm">
          <text:p text:style-name="P1"><text:span text:style-name="T2">Us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" draw:text-style-name="P1" draw:layer="layout" draw:type="curve" svg:x1="18.045cm" svg:y1="7.125cm" svg:x2="17.245cm" svg:y2="2.725cm" svg:d="M18045 7125c751 0 1151-4400-800-4400" svg:viewBox="0 0 1420 4401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22T08:38:25.061592549</meta:creation-date>
    <dc:date>2016-06-22T11:23:58.959718375</dc:date>
    <dc:creator>stemen </dc:creator>
    <meta:editing-duration>PT18M39S</meta:editing-duration>
    <meta:editing-cycles>6</meta:editing-cycles>
    <meta:generator>LibreOffice/4.2.8.2$Linux_X86_64 LibreOffice_project/420m0$Build-2</meta:generator>
    <meta:document-statistic meta:object-count="38"/>
  </office:meta>
</office:document-meta>
</file>